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5cf7" officeooo:paragraph-rsid="000b5cf7" style:font-weight-asian="bold" style:font-weight-complex="bold"/>
    </style:style>
    <style:style style:name="P2" style:family="paragraph" style:parent-style-name="Standard">
      <style:text-properties fo:font-weight="normal" officeooo:rsid="000b5cf7" officeooo:paragraph-rsid="000b5cf7" style:font-weight-asian="normal" style:font-weight-complex="normal"/>
    </style:style>
    <style:style style:name="P3" style:family="paragraph" style:parent-style-name="Standard">
      <style:text-properties officeooo:rsid="000b5cf7" officeooo:paragraph-rsid="000b5cf7"/>
    </style:style>
    <style:style style:name="P4" style:family="paragraph" style:parent-style-name="Standard">
      <style:text-properties officeooo:rsid="000cf963" officeooo:paragraph-rsid="000cf9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ual:</text:p>
      <text:p text:style-name="P4">Developer guide:</text:p>
      <text:p text:style-name="P1">Directory Structure and Files:</text:p>
      <text:p text:style-name="P2">src/cpp/Driver.cpp: Responsible for run the project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4T10:08:55.973635400</meta:creation-date>
    <dc:date>2020-03-24T10:28:54.963293476</dc:date>
    <meta:editing-duration>PT7M21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4" meta:word-count="13" meta:character-count="105" meta:non-whitespace-character-count="96"/>
  </office:meta>
</office:document-meta>
</file>